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04.53mm" svg:y="2.32mm">
            <draw:object draw:notify-on-update-of-ranges="Hoja1.A2:Hoja1.A2 Hoja1.A3:Hoja1.A15 Hoja1.B2:Hoja1.B2 Hoja1.B3:Hoja1.B15 Hoja1.A2:Hoja1.A2 Hoja1.A3:Hoja1.A15 Hoja1.C2:Hoja1.C2 Hoja1.C3:Hoja1.C15 Hoja1.A2:Hoja1.A2 Hoja1.A3:Hoja1.A15 Hoja1.D2:Hoja1.D2 Hoja1.D3:Hoja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07.38mm" svg:y="96.15mm">
            <draw:object draw:notify-on-update-of-ranges="Hoja1.A17:Hoja1.A17 Hoja1.A18:Hoja1.A30 Hoja1.B17:Hoja1.B17 Hoja1.B18:Hoja1.B30 Hoja1.A17:Hoja1.A17 Hoja1.A18:Hoja1.A30 Hoja1.C17:Hoja1.C17 Hoja1.C18:Hoja1.C30 Hoja1.A17:Hoja1.A17 Hoja1.A18:Hoja1.A30 Hoja1.D17:Hoja1.D17 Hoja1.D18:Hoja1.D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3" table:default-cell-style-name="ce8"/>
        <table:table-row table:style-name="ro1">
          <table:table-cell table:style-name="ce1" office:value-type="string" calcext:value-type="string" table:number-columns-spanned="4" table:number-rows-spanned="1">
            <text:p>ATCGRID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Tamaño</text:p>
          </table:table-cell>
          <table:table-cell table:style-name="Default" office:value-type="string" calcext:value-type="string">
            <text:p>Secuencial</text:p>
          </table:table-cell>
          <table:table-cell table:style-name="Default" office:value-type="string" calcext:value-type="string">
            <text:p>For</text:p>
          </table:table-cell>
          <table:table-cell table:style-name="Default" office:value-type="string" calcext:value-type="string">
            <text:p>Sections</text:p>
          </table:table-cell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7" office:value-type="float" office:value="0.000091567" calcext:value-type="float">
            <text:p>9,1567E-05</text:p>
          </table:table-cell>
          <table:table-cell table:style-name="ce7" office:value-type="float" office:value="0.007406861" calcext:value-type="float">
            <text:p>0,007406861</text:p>
          </table:table-cell>
          <table:table-cell table:style-name="ce7" office:value-type="float" office:value="0.003816963" calcext:value-type="float">
            <text:p>0,003816963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office:value-type="float" office:value="0.00013817" calcext:value-type="float">
            <text:p>0,00013817</text:p>
          </table:table-cell>
          <table:table-cell office:value-type="float" office:value="0.004557163" calcext:value-type="float">
            <text:p>0,004557163</text:p>
          </table:table-cell>
          <table:table-cell office:value-type="float" office:value="0.004411745" calcext:value-type="float">
            <text:p>0,00441174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9" office:value-type="float" office:value="0.000345089" calcext:value-type="float">
            <text:p>0,000345089</text:p>
          </table:table-cell>
          <table:table-cell table:style-name="ce9" office:value-type="float" office:value="0.003338499" calcext:value-type="float">
            <text:p>0,003338499</text:p>
          </table:table-cell>
          <table:table-cell table:style-name="ce9" office:value-type="float" office:value="0.004539793" calcext:value-type="float">
            <text:p>0,004539793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office:value-type="float" office:value="0.000688219" calcext:value-type="float">
            <text:p>0,000688219</text:p>
          </table:table-cell>
          <table:table-cell office:value-type="float" office:value="0.004049332" calcext:value-type="float">
            <text:p>0,004049332</text:p>
          </table:table-cell>
          <table:table-cell office:value-type="float" office:value="0.004449406" calcext:value-type="float">
            <text:p>0,00444940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9" office:value-type="float" office:value="0.001391591" calcext:value-type="float">
            <text:p>0,001391591</text:p>
          </table:table-cell>
          <table:table-cell table:style-name="ce9" office:value-type="float" office:value="0.004441273" calcext:value-type="float">
            <text:p>0,004441273</text:p>
          </table:table-cell>
          <table:table-cell table:style-name="ce9" office:value-type="float" office:value="0.004963458" calcext:value-type="float">
            <text:p>0,004963458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office:value-type="float" office:value="0.002618663" calcext:value-type="float">
            <text:p>0,002618663</text:p>
          </table:table-cell>
          <table:table-cell office:value-type="float" office:value="0.004356673" calcext:value-type="float">
            <text:p>0,004356673</text:p>
          </table:table-cell>
          <table:table-cell office:value-type="float" office:value="0.003856493" calcext:value-type="float">
            <text:p>0,00385649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9" office:value-type="float" office:value="0.006072959" calcext:value-type="float">
            <text:p>0,006072959</text:p>
          </table:table-cell>
          <table:table-cell table:style-name="ce9" office:value-type="float" office:value="0.004816088" calcext:value-type="float">
            <text:p>0,004816088</text:p>
          </table:table-cell>
          <table:table-cell table:style-name="ce9" office:value-type="float" office:value="0.007141266" calcext:value-type="float">
            <text:p>0,007141266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office:value-type="float" office:value="0.011361872" calcext:value-type="float">
            <text:p>0,011361872</text:p>
          </table:table-cell>
          <table:table-cell office:value-type="float" office:value="0.006719527" calcext:value-type="float">
            <text:p>0,006719527</text:p>
          </table:table-cell>
          <table:table-cell office:value-type="float" office:value="0.011945522" calcext:value-type="float">
            <text:p>0,01194552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9" office:value-type="float" office:value="0.023312658" calcext:value-type="float">
            <text:p>0,023312658</text:p>
          </table:table-cell>
          <table:table-cell table:style-name="ce9" office:value-type="float" office:value="0.00843436" calcext:value-type="float">
            <text:p>0,00843436</text:p>
          </table:table-cell>
          <table:table-cell table:style-name="ce9" office:value-type="float" office:value="0.018012465" calcext:value-type="float">
            <text:p>0,018012465</text:p>
          </table:table-cell>
        </table:table-row>
        <table:table-row table:style-name="ro1">
          <table:table-cell table:style-name="ce5" office:value-type="float" office:value="8388608" calcext:value-type="float">
            <text:p>8388608</text:p>
          </table:table-cell>
          <table:table-cell office:value-type="float" office:value="0.046395079" calcext:value-type="float">
            <text:p>0,046395079</text:p>
          </table:table-cell>
          <table:table-cell office:value-type="float" office:value="0.01335137" calcext:value-type="float">
            <text:p>0,01335137</text:p>
          </table:table-cell>
          <table:table-cell office:value-type="float" office:value="0.032682086" calcext:value-type="float">
            <text:p>0,03268208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9" office:value-type="float" office:value="0.086894083" calcext:value-type="float">
            <text:p>0,086894083</text:p>
          </table:table-cell>
          <table:table-cell table:style-name="ce9" office:value-type="float" office:value="0.021717156" calcext:value-type="float">
            <text:p>0,021717156</text:p>
          </table:table-cell>
          <table:table-cell table:style-name="ce9" office:value-type="float" office:value="0.064976367" calcext:value-type="float">
            <text:p>0,064976367</text:p>
          </table:table-cell>
        </table:table-row>
        <table:table-row table:style-name="ro1">
          <table:table-cell table:style-name="ce5" office:value-type="float" office:value="33554432" calcext:value-type="float">
            <text:p>33554432</text:p>
          </table:table-cell>
          <table:table-cell office:value-type="float" office:value="0.18500808" calcext:value-type="float">
            <text:p>0,18500808</text:p>
          </table:table-cell>
          <table:table-cell office:value-type="float" office:value="0.039741391" calcext:value-type="float">
            <text:p>0,039741391</text:p>
          </table:table-cell>
          <table:table-cell office:value-type="float" office:value="0.124307696" calcext:value-type="float">
            <text:p>0,124307696</text:p>
          </table:table-cell>
        </table:table-row>
        <table:table-row table:style-name="ro1"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359282655" calcext:value-type="float">
            <text:p>0,359282655</text:p>
          </table:table-cell>
          <table:table-cell table:style-name="ce10" office:value-type="float" office:value="0.076795294" calcext:value-type="float">
            <text:p>0,076795294</text:p>
          </table:table-cell>
          <table:table-cell table:style-name="ce10" office:value-type="float" office:value="0.230819112" calcext:value-type="float">
            <text:p>0,230819112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I PC</text:p>
          </table:table-cell>
          <table:covered-table-cell table:number-columns-repeated="3" table:style-name="Default"/>
        </table:table-row>
        <table:table-row table:style-name="ro1">
          <table:table-cell table:style-name="Default" office:value-type="string" calcext:value-type="string">
            <text:p>Tamaño</text:p>
          </table:table-cell>
          <table:table-cell table:style-name="Default" office:value-type="string" calcext:value-type="string">
            <text:p>Secuencial</text:p>
          </table:table-cell>
          <table:table-cell table:style-name="Default" office:value-type="string" calcext:value-type="string">
            <text:p>For</text:p>
          </table:table-cell>
          <table:table-cell table:style-name="Default" office:value-type="string" calcext:value-type="string">
            <text:p>Sections</text:p>
          </table:table-cell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7" office:value-type="float" office:value="0.000114191" calcext:value-type="float">
            <text:p>0,000114191</text:p>
          </table:table-cell>
          <table:table-cell table:style-name="ce7" office:value-type="float" office:value="0.00154996" calcext:value-type="float">
            <text:p>0,00154996</text:p>
          </table:table-cell>
          <table:table-cell table:style-name="ce7" office:value-type="float" office:value="0.001439787" calcext:value-type="float">
            <text:p>0,001439787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office:value-type="float" office:value="0.000219413" calcext:value-type="float">
            <text:p>0,000219413</text:p>
          </table:table-cell>
          <table:table-cell office:value-type="float" office:value="0.000114191" calcext:value-type="float">
            <text:p>0,000114191</text:p>
          </table:table-cell>
          <table:table-cell office:value-type="float" office:value="0.001453126" calcext:value-type="float">
            <text:p>0,00145312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9" office:value-type="float" office:value="0.000453754" calcext:value-type="float">
            <text:p>0,000453754</text:p>
          </table:table-cell>
          <table:table-cell table:style-name="ce9" office:value-type="float" office:value="0.001771744" calcext:value-type="float">
            <text:p>0,001771744</text:p>
          </table:table-cell>
          <table:table-cell table:style-name="ce9" office:value-type="float" office:value="0.001620039" calcext:value-type="float">
            <text:p>0,001620039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office:value-type="float" office:value="0.000832428" calcext:value-type="float">
            <text:p>0,000832428</text:p>
          </table:table-cell>
          <table:table-cell office:value-type="float" office:value="0.001917076" calcext:value-type="float">
            <text:p>0,001917076</text:p>
          </table:table-cell>
          <table:table-cell office:value-type="float" office:value="0.002174969" calcext:value-type="float">
            <text:p>0,00217496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9" office:value-type="float" office:value="0.00177087" calcext:value-type="float">
            <text:p>0,00177087</text:p>
          </table:table-cell>
          <table:table-cell table:style-name="ce9" office:value-type="float" office:value="0.002248953" calcext:value-type="float">
            <text:p>0,002248953</text:p>
          </table:table-cell>
          <table:table-cell table:style-name="ce9" office:value-type="float" office:value="0.001574927" calcext:value-type="float">
            <text:p>0,001574927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office:value-type="float" office:value="0.0041509" calcext:value-type="float">
            <text:p>0,0041509</text:p>
          </table:table-cell>
          <table:table-cell office:value-type="float" office:value="0.002455461" calcext:value-type="float">
            <text:p>0,002455461</text:p>
          </table:table-cell>
          <table:table-cell office:value-type="float" office:value="0.002848738" calcext:value-type="float">
            <text:p>0,00284873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9" office:value-type="float" office:value="0.007486943" calcext:value-type="float">
            <text:p>0,007486943</text:p>
          </table:table-cell>
          <table:table-cell table:style-name="ce9" office:value-type="float" office:value="0.004205928" calcext:value-type="float">
            <text:p>0,004205928</text:p>
          </table:table-cell>
          <table:table-cell table:style-name="ce9" office:value-type="float" office:value="0.005646633" calcext:value-type="float">
            <text:p>0,005646633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office:value-type="float" office:value="0.015074341" calcext:value-type="float">
            <text:p>0,015074341</text:p>
          </table:table-cell>
          <table:table-cell office:value-type="float" office:value="0.006923681" calcext:value-type="float">
            <text:p>0,006923681</text:p>
          </table:table-cell>
          <table:table-cell office:value-type="float" office:value="0.011006473" calcext:value-type="float">
            <text:p>0,01100647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9" office:value-type="float" office:value="0.030300146" calcext:value-type="float">
            <text:p>0,030300146</text:p>
          </table:table-cell>
          <table:table-cell table:style-name="ce9" office:value-type="float" office:value="0.012287634" calcext:value-type="float">
            <text:p>0,012287634</text:p>
          </table:table-cell>
          <table:table-cell table:style-name="ce9" office:value-type="float" office:value="0.020414176" calcext:value-type="float">
            <text:p>0,020414176</text:p>
          </table:table-cell>
        </table:table-row>
        <table:table-row table:style-name="ro1">
          <table:table-cell table:style-name="ce5" office:value-type="float" office:value="8388608" calcext:value-type="float">
            <text:p>8388608</text:p>
          </table:table-cell>
          <table:table-cell office:value-type="float" office:value="0.058817209" calcext:value-type="float">
            <text:p>0,058817209</text:p>
          </table:table-cell>
          <table:table-cell office:value-type="float" office:value="0.023882004" calcext:value-type="float">
            <text:p>0,023882004</text:p>
          </table:table-cell>
          <table:table-cell office:value-type="float" office:value="0.039512883" calcext:value-type="float">
            <text:p>0,03951288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9" office:value-type="float" office:value="0.116156945" calcext:value-type="float">
            <text:p>0,116156945</text:p>
          </table:table-cell>
          <table:table-cell table:style-name="ce9" office:value-type="float" office:value="0.040534236" calcext:value-type="float">
            <text:p>0,040534236</text:p>
          </table:table-cell>
          <table:table-cell table:style-name="ce9" office:value-type="float" office:value="0.076522421" calcext:value-type="float">
            <text:p>0,076522421</text:p>
          </table:table-cell>
        </table:table-row>
        <table:table-row table:style-name="ro1">
          <table:table-cell table:style-name="ce5" office:value-type="float" office:value="33554432" calcext:value-type="float">
            <text:p>33554432</text:p>
          </table:table-cell>
          <table:table-cell office:value-type="float" office:value="0.23353114" calcext:value-type="float">
            <text:p>0,23353114</text:p>
          </table:table-cell>
          <table:table-cell office:value-type="float" office:value="0.067403596" calcext:value-type="float">
            <text:p>0,067403596</text:p>
          </table:table-cell>
          <table:table-cell office:value-type="float" office:value="0.145778975" calcext:value-type="float">
            <text:p>0,145778975</text:p>
          </table:table-cell>
        </table:table-row>
        <table:table-row table:style-name="ro1"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463083358" calcext:value-type="float">
            <text:p>0,463083358</text:p>
          </table:table-cell>
          <table:table-cell table:style-name="ce10" office:value-type="float" office:value="0.137403739" calcext:value-type="float">
            <text:p>0,137403739</text:p>
          </table:table-cell>
          <table:table-cell table:style-name="ce10" office:value-type="float" office:value="0.28944944" calcext:value-type="float">
            <text:p>0,28944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8:44:34.779846499</meta:creation-date>
    <dc:date>2018-03-21T18:51:55.477833520</dc:date>
    <meta:editing-duration>PT7M20S</meta:editing-duration>
    <meta:editing-cycles>1</meta:editing-cycles>
    <meta:document-statistic meta:table-count="1" meta:cell-count="114" meta:object-count="2"/>
    <meta:generator>LibreOffice/6.0.0.3$Linu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ATCGRID</text:p>
        </chart:title>
        <chart:legend chart:legend-position="end" svg:x="12.963cm" svg:y="3.703cm" style:legend-expansion="high" chart:style-name="ch3"/>
        <chart:plot-area chart:style-name="ch4" table:cell-range-address="Hoja1.A2:Hoja1.D15" chart:data-source-has-labels="row" svg:x="1.331cm" svg:y="1.275cm" svg:width="11.312cm" svg:height="6.564cm">
          <chartooo:coordinate-region svg:x="2.243cm" svg:y="1.474cm" svg:width="9.657cm" svg:height="5.718cm"/>
          <chart:axis chart:dimension="x" chart:name="primary-x" chart:style-name="ch5">
            <chart:title svg:x="5.594cm" svg:y="8.019cm" chart:style-name="ch6">
              <text:p>Tamaño del vector</text:p>
            </chart:title>
          </chart:axis>
          <chart:axis chart:dimension="y" chart:name="primary-y" chart:style-name="ch5">
            <chart:title svg:x="0.451cm" svg:y="5.567cm" chart:style-name="ch7">
              <text:p>Tiempo (seg)</text:p>
            </chart:title>
            <chart:grid chart:style-name="ch8" chart:class="major"/>
          </chart:axis>
          <chart:series chart:style-name="ch9" chart:values-cell-range-address="Hoja1.B3:Hoja1.B15" chart:label-cell-address="Hoja1.B2:Hoja1.B2" chart:class="chart:scatter">
            <chart:domain table:cell-range-address="Hoja1.A3:Hoja1.A15"/>
            <chart:data-point chart:repeated="13"/>
          </chart:series>
          <chart:series chart:style-name="ch10" chart:values-cell-range-address="Hoja1.C3:Hoja1.C15" chart:label-cell-address="Hoja1.C2:Hoja1.C2" chart:class="chart:scatter">
            <chart:data-point chart:repeated="13"/>
          </chart:series>
          <chart:series chart:style-name="ch11" chart:values-cell-range-address="Hoja1.D3:Hoja1.D15" chart:label-cell-address="Hoja1.D2:Hoja1.D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ecuencial</text:p>
                <draw:g>
                  <svg:desc>Hoja1.B2:Hoja1.B2</svg:desc>
                </draw:g>
              </table:table-cell>
              <table:table-cell office:value-type="string">
                <text:p>For</text:p>
                <draw:g>
                  <svg:desc>Hoja1.C2:Hoja1.C2</svg:desc>
                </draw:g>
              </table:table-cell>
              <table:table-cell office:value-type="string">
                <text:p>Sections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3:Hoja1.A15</svg:desc>
                </draw:g>
              </table:table-cell>
              <table:table-cell office:value-type="float" office:value="0.000091567">
                <text:p>0.000091567</text:p>
                <draw:g>
                  <svg:desc>Hoja1.B3:Hoja1.B15</svg:desc>
                </draw:g>
              </table:table-cell>
              <table:table-cell office:value-type="float" office:value="0.007406861">
                <text:p>0.007406861</text:p>
                <draw:g>
                  <svg:desc>Hoja1.C3:Hoja1.C15</svg:desc>
                </draw:g>
              </table:table-cell>
              <table:table-cell office:value-type="float" office:value="0.003816963">
                <text:p>0.003816963</text:p>
                <draw:g>
                  <svg:desc>Hoja1.D3:Hoja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13817">
                <text:p>0.00013817</text:p>
              </table:table-cell>
              <table:table-cell office:value-type="float" office:value="0.004557163">
                <text:p>0.004557163</text:p>
              </table:table-cell>
              <table:table-cell office:value-type="float" office:value="0.004411745">
                <text:p>0.004411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45089">
                <text:p>0.000345089</text:p>
              </table:table-cell>
              <table:table-cell office:value-type="float" office:value="0.003338499">
                <text:p>0.003338499</text:p>
              </table:table-cell>
              <table:table-cell office:value-type="float" office:value="0.004539793">
                <text:p>0.004539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688219">
                <text:p>0.000688219</text:p>
              </table:table-cell>
              <table:table-cell office:value-type="float" office:value="0.004049332">
                <text:p>0.004049332</text:p>
              </table:table-cell>
              <table:table-cell office:value-type="float" office:value="0.004449406">
                <text:p>0.004449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391591">
                <text:p>0.001391591</text:p>
              </table:table-cell>
              <table:table-cell office:value-type="float" office:value="0.004441273">
                <text:p>0.004441273</text:p>
              </table:table-cell>
              <table:table-cell office:value-type="float" office:value="0.004963458">
                <text:p>0.004963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618663">
                <text:p>0.002618663</text:p>
              </table:table-cell>
              <table:table-cell office:value-type="float" office:value="0.004356673">
                <text:p>0.004356673</text:p>
              </table:table-cell>
              <table:table-cell office:value-type="float" office:value="0.003856493">
                <text:p>0.003856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6072959">
                <text:p>0.006072959</text:p>
              </table:table-cell>
              <table:table-cell office:value-type="float" office:value="0.004816088">
                <text:p>0.004816088</text:p>
              </table:table-cell>
              <table:table-cell office:value-type="float" office:value="0.007141266">
                <text:p>0.007141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1361872">
                <text:p>0.011361872</text:p>
              </table:table-cell>
              <table:table-cell office:value-type="float" office:value="0.006719527">
                <text:p>0.006719527</text:p>
              </table:table-cell>
              <table:table-cell office:value-type="float" office:value="0.011945522">
                <text:p>0.011945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3312658">
                <text:p>0.023312658</text:p>
              </table:table-cell>
              <table:table-cell office:value-type="float" office:value="0.00843436">
                <text:p>0.00843436</text:p>
              </table:table-cell>
              <table:table-cell office:value-type="float" office:value="0.018012465">
                <text:p>0.018012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46395079">
                <text:p>0.046395079</text:p>
              </table:table-cell>
              <table:table-cell office:value-type="float" office:value="0.01335137">
                <text:p>0.01335137</text:p>
              </table:table-cell>
              <table:table-cell office:value-type="float" office:value="0.032682086">
                <text:p>0.032682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86894083">
                <text:p>0.086894083</text:p>
              </table:table-cell>
              <table:table-cell office:value-type="float" office:value="0.021717156">
                <text:p>0.021717156</text:p>
              </table:table-cell>
              <table:table-cell office:value-type="float" office:value="0.064976367">
                <text:p>0.064976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8500808">
                <text:p>0.18500808</text:p>
              </table:table-cell>
              <table:table-cell office:value-type="float" office:value="0.039741391">
                <text:p>0.039741391</text:p>
              </table:table-cell>
              <table:table-cell office:value-type="float" office:value="0.124307696">
                <text:p>0.124307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359282655">
                <text:p>0.359282655</text:p>
              </table:table-cell>
              <table:table-cell office:value-type="float" office:value="0.076795294">
                <text:p>0.076795294</text:p>
              </table:table-cell>
              <table:table-cell office:value-type="float" office:value="0.230819112">
                <text:p>0.230819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307cm" svg:y="0.316cm" chart:style-name="ch2">
          <text:p>Mi PC</text:p>
        </chart:title>
        <chart:legend chart:legend-position="end" svg:x="12.961cm" svg:y="3.706cm" style:legend-expansion="high" chart:style-name="ch3"/>
        <chart:plot-area chart:style-name="ch4" table:cell-range-address="Hoja1.A17:Hoja1.D30" chart:data-source-has-labels="row" svg:x="1.33cm" svg:y="1.275cm" svg:width="11.312cm" svg:height="6.57cm">
          <chartooo:coordinate-region svg:x="2.242cm" svg:y="1.474cm" svg:width="9.657cm" svg:height="5.724cm"/>
          <chart:axis chart:dimension="x" chart:name="primary-x" chart:style-name="ch5">
            <chart:title svg:x="5.593cm" svg:y="8.025cm" chart:style-name="ch6">
              <text:p>Tamaño del vector</text:p>
            </chart:title>
          </chart:axis>
          <chart:axis chart:dimension="y" chart:name="primary-y" chart:style-name="ch5">
            <chart:title svg:x="0.451cm" svg:y="5.57cm" chart:style-name="ch7">
              <text:p>Tiempo (seg)</text:p>
            </chart:title>
            <chart:grid chart:style-name="ch8" chart:class="major"/>
          </chart:axis>
          <chart:series chart:style-name="ch9" chart:values-cell-range-address="Hoja1.B18:Hoja1.B30" chart:label-cell-address="Hoja1.B17:Hoja1.B17" chart:class="chart:scatter">
            <chart:domain table:cell-range-address="Hoja1.A18:Hoja1.A30"/>
            <chart:data-point chart:repeated="13"/>
          </chart:series>
          <chart:series chart:style-name="ch10" chart:values-cell-range-address="Hoja1.C18:Hoja1.C30" chart:label-cell-address="Hoja1.C17:Hoja1.C17" chart:class="chart:scatter">
            <chart:data-point chart:repeated="13"/>
          </chart:series>
          <chart:series chart:style-name="ch11" chart:values-cell-range-address="Hoja1.D18:Hoja1.D30" chart:label-cell-address="Hoja1.D17:Hoja1.D17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ecuencial</text:p>
                <draw:g>
                  <svg:desc>Hoja1.B17:Hoja1.B17</svg:desc>
                </draw:g>
              </table:table-cell>
              <table:table-cell office:value-type="string">
                <text:p>For</text:p>
                <draw:g>
                  <svg:desc>Hoja1.C17:Hoja1.C17</svg:desc>
                </draw:g>
              </table:table-cell>
              <table:table-cell office:value-type="string">
                <text:p>Sections</text:p>
                <draw:g>
                  <svg:desc>Hoja1.D17:Hoja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18:Hoja1.A30</svg:desc>
                </draw:g>
              </table:table-cell>
              <table:table-cell office:value-type="float" office:value="0.000114191">
                <text:p>0.000114191</text:p>
                <draw:g>
                  <svg:desc>Hoja1.B18:Hoja1.B30</svg:desc>
                </draw:g>
              </table:table-cell>
              <table:table-cell office:value-type="float" office:value="0.00154996">
                <text:p>0.00154996</text:p>
                <draw:g>
                  <svg:desc>Hoja1.C18:Hoja1.C30</svg:desc>
                </draw:g>
              </table:table-cell>
              <table:table-cell office:value-type="float" office:value="0.001439787">
                <text:p>0.001439787</text:p>
                <draw:g>
                  <svg:desc>Hoja1.D18:Hoja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19413">
                <text:p>0.000219413</text:p>
              </table:table-cell>
              <table:table-cell office:value-type="float" office:value="0.000114191">
                <text:p>0.000114191</text:p>
              </table:table-cell>
              <table:table-cell office:value-type="float" office:value="0.001453126">
                <text:p>0.001453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453754">
                <text:p>0.000453754</text:p>
              </table:table-cell>
              <table:table-cell office:value-type="float" office:value="0.001771744">
                <text:p>0.001771744</text:p>
              </table:table-cell>
              <table:table-cell office:value-type="float" office:value="0.001620039">
                <text:p>0.001620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832428">
                <text:p>0.000832428</text:p>
              </table:table-cell>
              <table:table-cell office:value-type="float" office:value="0.001917076">
                <text:p>0.001917076</text:p>
              </table:table-cell>
              <table:table-cell office:value-type="float" office:value="0.002174969">
                <text:p>0.002174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77087">
                <text:p>0.00177087</text:p>
              </table:table-cell>
              <table:table-cell office:value-type="float" office:value="0.002248953">
                <text:p>0.002248953</text:p>
              </table:table-cell>
              <table:table-cell office:value-type="float" office:value="0.001574927">
                <text:p>0.001574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41509">
                <text:p>0.0041509</text:p>
              </table:table-cell>
              <table:table-cell office:value-type="float" office:value="0.002455461">
                <text:p>0.002455461</text:p>
              </table:table-cell>
              <table:table-cell office:value-type="float" office:value="0.002848738">
                <text:p>0.002848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7486943">
                <text:p>0.007486943</text:p>
              </table:table-cell>
              <table:table-cell office:value-type="float" office:value="0.004205928">
                <text:p>0.004205928</text:p>
              </table:table-cell>
              <table:table-cell office:value-type="float" office:value="0.005646633">
                <text:p>0.005646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5074341">
                <text:p>0.015074341</text:p>
              </table:table-cell>
              <table:table-cell office:value-type="float" office:value="0.006923681">
                <text:p>0.006923681</text:p>
              </table:table-cell>
              <table:table-cell office:value-type="float" office:value="0.011006473">
                <text:p>0.011006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30300146">
                <text:p>0.030300146</text:p>
              </table:table-cell>
              <table:table-cell office:value-type="float" office:value="0.012287634">
                <text:p>0.012287634</text:p>
              </table:table-cell>
              <table:table-cell office:value-type="float" office:value="0.020414176">
                <text:p>0.020414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58817209">
                <text:p>0.058817209</text:p>
              </table:table-cell>
              <table:table-cell office:value-type="float" office:value="0.023882004">
                <text:p>0.023882004</text:p>
              </table:table-cell>
              <table:table-cell office:value-type="float" office:value="0.039512883">
                <text:p>0.039512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116156945">
                <text:p>0.116156945</text:p>
              </table:table-cell>
              <table:table-cell office:value-type="float" office:value="0.040534236">
                <text:p>0.040534236</text:p>
              </table:table-cell>
              <table:table-cell office:value-type="float" office:value="0.076522421">
                <text:p>0.076522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23353114">
                <text:p>0.23353114</text:p>
              </table:table-cell>
              <table:table-cell office:value-type="float" office:value="0.067403596">
                <text:p>0.067403596</text:p>
              </table:table-cell>
              <table:table-cell office:value-type="float" office:value="0.145778975">
                <text:p>0.145778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463083358">
                <text:p>0.463083358</text:p>
              </table:table-cell>
              <table:table-cell office:value-type="float" office:value="0.137403739">
                <text:p>0.137403739</text:p>
              </table:table-cell>
              <table:table-cell office:value-type="float" office:value="0.28944944">
                <text:p>0.289449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